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1.75cm" fo:min-width="0.5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4.75cm" fo:min-width="0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3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9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DejaVu Sans Mono2"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DejaVu Sans Mono2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loext:opacity="100%" style:font-name="DejaVu Sans Mono2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DejaVu Sans Mono2"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font-name="DejaVu Sans Mono2" fo:font-size="18pt" style:font-size-asian="18pt" style:font-size-complex="18pt"/>
    </style:style>
    <style:style style:name="T2" style:family="text">
      <style:text-properties fo:color="#ffffff" loext:opacity="100%" style:font-name="DejaVu Sans Mono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1cm" svg:height="12cm" svg:x="3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cm" svg:height="5cm" svg:x="4.3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5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cm" svg:height="5cm" svg:x="6.9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8.2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cm" svg:height="5cm" svg:x="9.5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10.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cm" svg:height="5cm" svg:x="12.1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13.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cm" svg:height="5cm" svg:x="14.7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1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5cm" svg:x="17.3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18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5cm" svg:x="19.9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21.2cm" svg:y="4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2cm" svg:height="3.199cm" svg:x="3.4cm" svg:y="13.2cm">
          <draw:text-box>
            <text:p><text:span text:style-name="T1">soft</text:span></text:p>
          </draw:text-box>
        </draw:frame>
        <draw:frame draw:style-name="gr4" draw:text-style-name="P3" draw:layer="layout" svg:width="0.2cm" svg:height="5.41cm" svg:x="5.94cm" svg:y="11.001cm">
          <draw:text-box>
            <text:p><text:span text:style-name="T1">Wha-Wha</text:span></text:p>
          </draw:text-box>
        </draw:frame>
        <draw:frame draw:style-name="gr5" draw:text-style-name="P3" draw:layer="layout" svg:width="0.2cm" svg:height="9.095cm" svg:x="8.581cm" svg:y="7.301cm">
          <draw:text-box>
            <text:p><text:span text:style-name="T1">left Sustain</text:span></text:p>
          </draw:text-box>
        </draw:frame>
        <draw:frame draw:style-name="gr6" draw:text-style-name="P3" draw:layer="layout" svg:width="0.2cm" svg:height="9.832cm" svg:x="16.322cm" svg:y="6.602cm">
          <draw:text-box>
            <text:p><text:span text:style-name="T1">right Sustain</text:span></text:p>
          </draw:text-box>
        </draw:frame>
        <draw:frame draw:style-name="gr7" draw:text-style-name="P3" draw:layer="layout" svg:width="0.2cm" svg:height="10.569cm" svg:x="11.222cm" svg:y="5.802cm">
          <draw:text-box>
            <text:p><text:span text:style-name="T1">left Sostenuto</text:span></text:p>
          </draw:text-box>
        </draw:frame>
        <draw:frame draw:style-name="gr8" draw:text-style-name="P3" draw:layer="layout" svg:width="0.2cm" svg:height="11.306cm" svg:x="13.763cm" svg:y="5.103cm">
          <draw:text-box>
            <text:p><text:span text:style-name="T1">right Sostenuto</text:span></text:p>
          </draw:text-box>
        </draw:frame>
        <draw:frame draw:style-name="gr9" draw:text-style-name="P3" draw:layer="layout" svg:width="0.2cm" svg:height="7.621cm" svg:x="18.981cm" svg:y="8.801cm">
          <draw:text-box>
            <text:p><text:span text:style-name="T1">Portamento</text:span></text:p>
          </draw:text-box>
        </draw:frame>
        <draw:frame draw:style-name="gr8" draw:text-style-name="P3" draw:layer="layout" svg:width="0.2cm" svg:height="11.306cm" svg:x="21.622cm" svg:y="5.102cm">
          <draw:text-box>
            <text:p><text:span text:style-name="T1">Rotor slow/fast</text:span></text:p>
          </draw:text-box>
        </draw:frame>
        <draw:frame draw:style-name="gr10" draw:text-style-name="P4" draw:layer="layout" svg:width="1.818cm" svg:height="2.462cm" draw:transform="rotate (1.56817833291691) translate (4.316cm 8.115cm)">
          <draw:text-box>
            <text:p><text:span text:style-name="T2">-10</text:span></text:p>
          </draw:text-box>
        </draw:frame>
        <draw:frame draw:style-name="gr11" draw:text-style-name="P4" draw:layer="layout" svg:width="1.818cm" svg:height="0.988cm" draw:transform="rotate (1.56817833291691) translate (12.117cm 8.116cm)">
          <draw:text-box>
            <text:p><text:span text:style-name="T2">+10</text:span></text:p>
          </draw:text-box>
        </draw:frame>
        <draw:frame draw:style-name="gr11" draw:text-style-name="P4" draw:layer="layout" svg:width="1.818cm" svg:height="0.988cm" draw:transform="rotate (1.56817833291691) translate (6.917cm 7.916cm)">
          <draw:text-box>
            <text:p><text:span text:style-name="T2">-1</text:span></text:p>
          </draw:text-box>
        </draw:frame>
        <draw:frame draw:style-name="gr11" draw:text-style-name="P4" draw:layer="layout" svg:width="1.818cm" svg:height="0.988cm" draw:transform="rotate (1.56817833291691) translate (9.517cm 7.916cm)">
          <draw:text-box>
            <text:p><text:span text:style-name="T2">+1</text:span></text:p>
          </draw:text-box>
        </draw:frame>
        <draw:frame draw:style-name="gr11" draw:text-style-name="P6" draw:layer="layout" svg:width="5cm" svg:height="0.988cm" draw:transform="rotate (1.56817833291691) translate (14.714cm 9.397cm)">
          <draw:text-box>
            <text:p text:style-name="P5"><text:span text:style-name="T2">bank -1</text:span></text:p>
          </draw:text-box>
        </draw:frame>
        <draw:frame draw:style-name="gr12" draw:text-style-name="P7" xml:id="id1" draw:id="id1" draw:layer="layout" svg:width="5.7cm" svg:height="0.988cm" svg:x="13.7cm" svg:y="2.512cm">
          <draw:text-box>
            <text:p text:style-name="P5"><text:span text:style-name="T1">in sound mode</text:span></text:p>
          </draw:text-box>
        </draw:frame>
        <draw:connector draw:style-name="gr13" draw:text-style-name="P8" draw:layer="layout" draw:type="line" svg:x1="16.55cm" svg:y1="3.5cm" svg:x2="15.2cm" svg:y2="4.4cm" draw:start-shape="id1" draw:start-glue-point="2" draw:end-shape="id2" svg:d="M16550 3500l-1350 900" svg:viewBox="0 0 1351 901">
          <text:p/>
        </draw:connector>
        <draw:frame draw:style-name="gr14" draw:text-style-name="P7" xml:id="id3" draw:id="id3" draw:layer="layout" svg:width="2.96cm" svg:height="1.725cm" svg:x="7.2cm" svg:y="1.812cm">
          <draw:text-box>
            <text:p text:style-name="P5"><text:span text:style-name="T1">preset/sound</text:span></text:p>
          </draw:text-box>
        </draw:frame>
        <draw:connector draw:style-name="gr13" draw:text-style-name="P8" draw:layer="layout" draw:type="line" svg:x1="8.68cm" svg:y1="3.537cm" svg:x2="4.8cm" svg:y2="4.4cm" draw:start-shape="id3" draw:start-glue-point="2" draw:end-shape="id4" draw:end-glue-point="0" svg:d="M8680 3537l-3880 863" svg:viewBox="0 0 3881 864">
          <text:p/>
        </draw:connector>
        <draw:connector draw:style-name="gr13" draw:text-style-name="P8" draw:layer="layout" draw:type="line" svg:x1="7.4cm" svg:y1="4.4cm" svg:x2="8.68cm" svg:y2="3.537cm" draw:start-shape="id5" draw:start-glue-point="0" draw:end-shape="id3" draw:end-glue-point="2" svg:d="M7400 4400l1280-863" svg:viewBox="0 0 1281 864">
          <text:p/>
        </draw:connector>
        <draw:connector draw:style-name="gr13" draw:text-style-name="P8" draw:layer="layout" draw:type="line" svg:x1="10cm" svg:y1="4.4cm" svg:x2="8.68cm" svg:y2="3.537cm" draw:start-shape="id6" draw:start-glue-point="0" draw:end-shape="id3" draw:end-glue-point="2" svg:d="M10000 4400l-1320-863" svg:viewBox="0 0 1321 864">
          <text:p/>
        </draw:connector>
        <draw:connector draw:style-name="gr13" draw:text-style-name="P8" draw:layer="layout" draw:type="line" svg:x1="8.68cm" svg:y1="3.537cm" svg:x2="12.6cm" svg:y2="4.4cm" draw:start-shape="id3" draw:start-glue-point="2" draw:end-shape="id7" draw:end-glue-point="0" svg:d="M8680 3537l3920 863" svg:viewBox="0 0 3921 864">
          <text:p/>
        </draw:connector>
        <draw:frame draw:style-name="gr15" draw:text-style-name="P6" draw:layer="layout" svg:width="5cm" svg:height="1.079cm" draw:transform="rotate (1.56817833291691) translate (19.915cm 9.398cm)">
          <draw:text-box>
            <text:p text:style-name="P5"><text:span text:style-name="T2">scale tune</text:span></text:p>
          </draw:text-box>
        </draw:frame>
        <draw:frame draw:style-name="gr11" draw:text-style-name="P6" xml:id="id8" draw:id="id8" draw:layer="layout" svg:width="5cm" svg:height="0.988cm" draw:transform="rotate (1.56817833291691) translate (17.315cm 9.398cm)">
          <draw:text-box>
            <text:p text:style-name="P5"><text:span text:style-name="T2">bank +1</text:span></text:p>
          </draw:text-box>
        </draw:frame>
        <draw:connector draw:style-name="gr13" draw:text-style-name="P8" draw:layer="layout" draw:type="line" svg:x1="16.55cm" svg:y1="3.5cm" svg:x2="17.822cm" svg:y2="4.399cm" draw:start-shape="id1" draw:end-shape="id8" draw:end-glue-point="1" svg:d="M16550 3500l1272 899" svg:viewBox="0 0 1273 900">
          <text:p/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false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outline2" style:display-name="Titelfolie_-outline2" style:family="presentation" style:parent-style-name="Titelfolie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_5f_-outline3" style:display-name="Titelfolie_-outline3" style:family="presentation" style:parent-style-name="Titelfolie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_5f_-outline4" style:display-name="Titelfolie_-outline4" style:family="presentation" style:parent-style-name="Titelfolie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elfoli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elfoli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8-24">24.08.24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8-24">24.08.24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frame draw:name="Titel 1" presentation:style-name="Mpr10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1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8-24">24.08.24</text:date></text:span></text:p>
        </draw:text-box>
      </draw:frame>
      <draw:frame draw:name="Fußzeilenplatzhalter 4" presentation:style-name="Mpr11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11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Harald Rieder</meta:initial-creator>
    <meta:editing-cycles>549</meta:editing-cycles>
    <meta:creation-date>2016-03-06T18:59:25</meta:creation-date>
    <dc:date>2024-08-24T18:33:35.420348369</dc:date>
    <meta:editing-duration>PT1H11M17S</meta:editing-duration>
    <meta:generator>LibreOffice/7.3.7.2$Linux_X86_64 LibreOffice_project/30$Build-2</meta:generator>
    <meta:print-date>2019-10-25T11:52:35.579848197</meta:print-date>
    <meta:document-statistic meta:object-count="83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